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Solidaridad in the Quintana Roo state of Mexico, SWEAR THAT:</text:p>
      <text:p text:style-name="P6"/>
      <text:p text:style-name="P3">I served Minister of Public Safety and Emergency Preparedness with Motion Record for Order to disclose documents by sending a copy by fax on January 31, 2018 to Eric Peterson, solicitor for the Defendant, at (416) 973-5004.</text:p>
      <text:p text:style-name="P3"/>
      <text:p text:style-name="P3">Sworn before me at the City of Solidaridad <text:s text:c="2"/>in the Quintana Roo state of Mexico on February 14, 2018.</text:p>
      <text:p text:style-name="P3"/>
      <text:p text:style-name="P3"/>
      <text:p text:style-name="P3"/>
      <text:p text:style-name="P3"/>
      <text:p text:style-name="P3">_____________________________</text:p>
      <text:p text:style-name="P3">Radu Hociung</text:p>
      <text:p text:style-name="P3"/>
      <text:p text:style-name="P3"/>
      <text:p text:style-name="P3"/>
      <text:p text:style-name="P3"/>
      <text:p text:style-name="P3"/>
      <text:p text:style-name="P3">______________________________________</text:p>
      <text:p text:style-name="P3"/>
      <text:p text:style-name="P3">Consular Officer of Canada</text:p>
      <text:p text:style-name="P3">Consular Agency of Canada</text:p>
      <text:p text:style-name="P3">Avenida 10 entre Calle 3 y 5, Playa del Carmen, Mexico, 77710</text:p>
      <text:p text:style-name="P3"/>
      <text:p text:style-name="P3"><text:s/>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8-02-14T04:21:58.14</dc:date>
    <meta:generator>OpenOffice/4.0.1$Win32 OpenOffice.org_project/401m5$Build-9714</meta:generator>
    <meta:editing-duration>PT3H16M29S</meta:editing-duration>
    <meta:editing-cycles>10</meta:editing-cycles>
    <meta:document-statistic meta:table-count="0" meta:image-count="0" meta:object-count="0" meta:page-count="1" meta:paragraph-count="22" meta:word-count="126" meta:character-count="805"/>
  </office:meta>
</office:document-meta>
</file>